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23-06-23 1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23-05-22 1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23-04-24 1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23-03-27 1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23-02-17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23-01-21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22-12-13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22-11-18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22-02-21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22-01-24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21-12-16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21-11-17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21-10-20 1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21-09-19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21-08-24 1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21-07-22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21-06-23 1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21-05-21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21-04-20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21-01-22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20-03-22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9-12-16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9-04-18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8-10-18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8-04-22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8-03-25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8-02-24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7-05-31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7-04-25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7-03-30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7-01-30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6-02-27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5-06-23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5-04-29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5-03-29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5-01-28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4-12-23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4-05-27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4-04-28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4-03-24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3-06-25 1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3-05-30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3-04-18 1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3-03-28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3-02-28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3-02-01 1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2-12-21 1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2-11-05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2-05-23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2-04-30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2-03-26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2-02-27 2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2-01-23 2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1-12-27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1-11-29 0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1-10-24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1-09-26 2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1-08-3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1-07-26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1-06-27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1-05-2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1-04-25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1-03-28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1-02-22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1-01-24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0-12-20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0-11-22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0-10-25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0-09-27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0-08-23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0-07-26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0-06-28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0-05-24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0-04-26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0-03-29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0-02-22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10-01-25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9-12-21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9-11-23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9-10-2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9-09-28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9-08-24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9-07-29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9-06-22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9-05-26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9-04-27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9-03-23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9-02-23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9-01-26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8-12-29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8-11-24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8-10-28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8-09-22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8-08-25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8-07-28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8-06-23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8-05-20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8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8-03-25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8-02-26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8-01-28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7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7-11-26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7-10-23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7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7-08-2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7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7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6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6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6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6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6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6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6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6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6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5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5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5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5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5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4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4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4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4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4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4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4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4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3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3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3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3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3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3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3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2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2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2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2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2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2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1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1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1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1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1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0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0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0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0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0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0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0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0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2000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9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9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9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9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9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9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9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8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8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8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8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8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8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8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8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8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8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7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7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7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7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7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7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7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7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6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6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6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6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6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6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6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6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6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6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5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5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5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5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5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5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5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5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4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4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4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4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4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4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4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4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3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3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3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3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3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3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3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3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3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2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2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2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2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2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2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2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2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2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2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1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1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1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1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1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1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1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1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1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0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0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0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0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0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0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0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9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9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9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9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9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9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9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8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8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8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8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8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8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8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8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8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8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8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7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7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7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7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7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7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7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7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7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7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7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6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6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6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6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6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6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6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6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6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6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5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5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5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5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5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5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5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5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5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5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4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4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4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4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4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4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4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3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3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3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3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3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3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3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3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3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2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1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80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9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7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5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2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1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70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9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7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7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7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7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7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7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7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7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7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7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7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7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6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6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6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6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6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6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6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6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5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5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5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5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5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5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5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5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5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4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4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4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4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4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4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4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4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4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4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3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3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3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3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3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3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2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2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2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2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2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2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1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1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1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1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1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1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1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1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1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1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1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0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0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0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0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0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0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0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0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0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0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6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9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9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9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9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9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9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9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9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9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9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9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8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8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8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8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8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8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8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8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8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8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8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8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7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7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7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7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7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7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7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7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7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7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7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6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6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6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6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6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6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6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6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6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6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5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5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5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5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5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5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5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5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5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5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5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4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4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4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4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4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4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4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4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4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4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4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3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3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3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3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3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3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3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3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3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2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2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2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2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2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2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2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2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2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2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1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1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1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1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1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1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1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316073212801</text:p>
          </table:table-cell>
          <table:table-cell office:value-type="string" calcext:value-type="string">
            <text:p>1951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9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016" meta:object-count="0"/>
    <meta:user-defined meta:name="AppVersion">3.0</meta:user-defined>
  </office:meta>
</office:document-meta>
</file>